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1ed" officeooo:paragraph-rsid="000ef1ed"/>
    </style:style>
    <style:style style:name="P2" style:family="paragraph" style:parent-style-name="Standard">
      <style:text-properties officeooo:rsid="000ef1ed" officeooo:paragraph-rsid="0010d742"/>
    </style:style>
    <style:style style:name="T1" style:family="text">
      <style:text-properties officeooo:rsid="0010d742"/>
    </style:style>
    <style:style style:name="T2" style:family="text">
      <style:text-properties officeooo:rsid="0010f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 lama</text:p>
      <text:p text:style-name="P1"><text:tab/><text:span text:style-name="T1">mover a pos</text:span></text:p>
      <text:p text:style-name="P1"><text:tab/><text:span text:style-name="T1">freno</text:span></text:p>
      <text:p text:style-name="P1"><text:tab/><text:span text:style-name="T1">homing</text:span></text:p>
      <text:p text:style-name="P1"/>
      <text:p text:style-name="P1"><text:tab/><text:span text:style-name="T1">callbak desde knx (hace la orden que se le mande)</text:span></text:p>
      <text:p text:style-name="P1"><text:tab/><text:span text:style-name="T1">responder estado a knx</text:span></text:p>
      <text:p text:style-name="P1"/>
      <text:p text:style-name="P1"><text:tab/>*<text:span text:style-name="T1">mover a pos</text:span></text:p>
      <text:p text:style-name="P1"><text:tab/><text:tab/><text:span text:style-name="T1">orden </text:span><text:span text:style-name="T2">primaria = 0 ? No – orden no aceptada</text:span></text:p>
      <text:p text:style-name="P1"><text:tab/><text:tab/><text:span text:style-name="T2">orden primaria lock</text:span></text:p>
      <text:p text:style-name="P1"><text:tab/><text:tab/><text:span text:style-name="T1">está en fallo? Si-quitarfallo</text:span></text:p>
      <text:p text:style-name="P1"><text:tab/><text:tab/><text:span text:style-name="T1">enable ON</text:span></text:p>
      <text:p text:style-name="P1"><text:tab/><text:tab/><text:span text:style-name="T1">Stop ON</text:span></text:p>
      <text:p text:style-name="P1"><text:tab/><text:tab/><text:span text:style-name="T1">posición SET</text:span></text:p>
      <text:p text:style-name="P1"><text:tab/><text:tab/><text:span text:style-name="T2">está listo? No - esperar</text:span></text:p>
      <text:p text:style-name="P1"><text:tab/><text:tab/><text:span text:style-name="T1">start ON</text:span></text:p>
      <text:p text:style-name="P1"><text:tab/><text:tab/><text:span text:style-name="T2">ack de start? Si- </text:span><text:span text:style-name="T1">Start OFF</text:span></text:p>
      <text:p text:style-name="P2"><text:tab/><text:tab/><text:span text:style-name="T1">fin de mov? Si – enable OFF</text:span></text:p>
      <text:p text:style-name="P2"><text:tab/><text:tab/><text:span text:style-name="T2">orden primaria release</text:span></text:p>
      <text:p text:style-name="P2"/>
      <text:p text:style-name="P2"/>
      <text:p text:style-name="P1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23:57:45.181000000</meta:creation-date>
    <dc:date>2021-03-07T14:59:40.883000000</dc:date>
    <meta:editing-duration>PT14H1M25S</meta:editing-duration>
    <meta:editing-cycles>1</meta:editing-cycles>
    <meta:document-statistic meta:table-count="0" meta:image-count="0" meta:object-count="0" meta:page-count="1" meta:paragraph-count="19" meta:word-count="68" meta:character-count="372" meta:non-whitespace-character-count="290"/>
    <meta:generator>LibreOffice/7.1.0.3$Windows_X86_64 LibreOffice_project/f6099ecf3d29644b5008cc8f48f42f4a40986e4c</meta:generator>
  </office:meta>
</office:document-meta>
</file>